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A00000110BEC72E188CF03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mic Sans" svg:font-family="'Comic Sans'" style:font-family-generic="script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s" fo:country="ES" officeooo:rsid="00101962" officeooo:paragraph-rsid="00101962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>
        <style:drop-cap style:lines="2"/>
      </style:paragraph-properties>
      <style:text-properties style:font-name="arial" fo:font-size="17pt" fo:language="es" fo:country="ES" officeooo:paragraph-rsid="00101962" style:font-size-asian="17pt" style:font-size-complex="17pt"/>
    </style:style>
    <style:style style:name="P3" style:family="paragraph" style:parent-style-name="Standard">
      <loext:graphic-properties draw:fill="solid" draw:fill-color="#e6e6e6"/>
      <style:paragraph-properties fo:line-height="100%" fo:text-align="center" style:justify-single-word="false" fo:background-color="#e6e6e6"/>
      <style:text-properties fo:color="#2a6099" style:font-name="Verdana" fo:font-size="13pt" fo:language="es" fo:country="ES" officeooo:rsid="00101962" officeooo:paragraph-rsid="00101962" style:font-size-asian="13pt" style:font-size-complex="13pt"/>
    </style:style>
    <style:style style:name="P4" style:family="paragraph" style:parent-style-name="Standard">
      <loext:graphic-properties draw:fill="bitmap" draw:fill-image-name="recurso04" draw:fill-image-width="0cm" draw:fill-image-height="0cm" style:repeat="repeat" draw:fill-image-ref-point-x="0%" draw:fill-image-ref-point-y="0%" draw:fill-image-ref-point="center" draw:tile-repeat-offset="0% vertical"/>
      <style:paragraph-properties fo:line-height="150%" fo:text-align="end" style:justify-single-word="false">
        <style:background-image xlink:href="Pictures/100000000000019A00000110BEC72E188CF03FB6.jpg" xlink:type="simple" xlink:actuate="onLoad"/>
      </style:paragraph-properties>
      <style:text-properties style:font-name="Comic Sans" fo:font-size="18pt" fo:language="es" fo:country="ES" fo:font-weight="bold" officeooo:rsid="00101962" officeooo:paragraph-rsid="0010196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line-height="200%" fo:text-align="start" style:justify-single-word="false" fo:text-indent="2cm" style:auto-text-indent="false" fo:padding="0.049cm" fo:border="0.06pt solid #000000" style:shadow="#808080 0.176cm 0.176cm"/>
      <style:text-properties style:font-name="Times New Roman" fo:font-size="14pt" fo:language="es" fo:country="ES" officeooo:rsid="00101962" officeooo:paragraph-rsid="00101962" style:font-size-asian="14pt" style:font-size-complex="14pt"/>
    </style:style>
    <style:style style:name="T1" style:family="text">
      <style:text-properties officeooo:rsid="00101962"/>
    </style:style>
    <style:style style:name="T2" style:family="text">
      <style:text-properties officeooo:rsid="00121dc4"/>
    </style:style>
    <style:style style:name="T3" style:family="text">
      <style:text-properties officeooo:rsid="001258c4"/>
    </style:style>
    <style:style style:name="T4" style:family="text">
      <style:text-properties officeooo:rsid="00135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l</text:span><text:span text:style-name="T1"> primer p</text:span><text:span text:style-name="T2">árrafo</text:span><text:span text:style-name="T1"> usará texto d</text:span><text:span text:style-name="T2">e la</text:span><text:span text:style-name="T1"> f</text:span><text:span text:style-name="T2">ue</text:span><text:span text:style-name="T1">nte Arial, tamaño 1</text:span><text:span text:style-name="T3">7</text:span><text:span text:style-name="T1">. Presentará una </text:span><text:span text:style-name="T4">letra inicial o</text:span><text:span text:style-name="T1"> ma</text:span><text:span text:style-name="T2">y</text:span><text:span text:style-name="T1">úscula capitular (</text:span><text:span text:style-name="T3">l</text:span><text:span text:style-name="T1">a letra </text:span><text:span text:style-name="T3">E</text:span><text:span text:style-name="T1">) que ocupará d</text:span><text:span text:style-name="T3">os</text:span><text:span text:style-name="T1"> l</text:span><text:span text:style-name="T3">íneas</text:span><text:span text:style-name="T1">, </text:span><text:span text:style-name="T4">el interlineado</text:span><text:span text:style-name="T1"> (</text:span><text:span text:style-name="T4">espacio entre líneas</text:span><text:span text:style-name="T1">) será de </text:span><text:span text:style-name="T4">línea y</text:span><text:span text:style-name="T1"> media (1,5 l</text:span><text:span text:style-name="T4">íneas</text:span><text:span text:style-name="T1">), </text:span><text:span text:style-name="T4">la alineación será justificada</text:span><text:span text:style-name="T1">.</text:span></text:p>
      <text:p text:style-name="P1"/>
      <text:p text:style-name="P5"><text:span text:style-name="T4">El</text:span> segundo p<text:span text:style-name="T4">árr</text:span>afo usará texto d<text:span text:style-name="T4">e la</text:span> f<text:span text:style-name="T4">ue</text:span>nte Times New Roman, tamaño 14. Te<text:span text:style-name="T4">ndrá</text:span> un interli<text:span text:style-name="T4">neado doble y la primera línea</text:span> <text:span text:style-name="T4">tendrá una</text:span> sangría de 2 cm. <text:span text:style-name="T4">También tendrá</text:span> c<text:span text:style-name="T4">u</text:span>atro bord<text:span text:style-name="T4">e</text:span>s (esco<text:span text:style-name="T4">g</text:span>e ti <text:span text:style-name="T4">el ancho y el color</text:span>), una sombra (<text:span text:style-name="T4">escoge sus características</text:span>) <text:span text:style-name="T4">y alineación a la izquierda</text:span>.</text:p>
      <text:p text:style-name="P1"/>
      <text:p text:style-name="P3"><text:span text:style-name="T4">El tercer párrafo usará texto de la fuente Verdana, tamaño 13, color azul y tendrá un interlineado simple. Su alineación será centrada y su fondo gris 10%.</text:span> </text:p>
      <text:p text:style-name="P1"/>
      <text:p text:style-name="P4"><text:span text:style-name="T4">El cuarto párrafo usará texto de la fuente Comic Sans, tamaño 18 negrita e interlineado de línea y media. La alineación será a la derecha. De fondo tendrá la imagen </text:span>“recurso04.jpg”, tipo “área”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mic Sans" svg:font-family="'Comic Sans'" style:font-family-generic="script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recurso04" xlink:href="Pictures/100000000000019A00000110BEC72E188CF03FB6.jp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10T20:12:30.41</meta:creation-date>
    <dc:date>2020-12-28T23:48:30.405307263</dc:date>
    <meta:editing-duration>PT11M3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4" meta:word-count="149" meta:character-count="883" meta:non-whitespace-character-count="737"/>
  </office:meta>
</office:document-meta>
</file>